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6.5in" fo:margin-left="0.0069in" fo:margin-top="0in" fo:margin-bottom="0in" fo:break-before="auto" fo:break-after="auto" table:align="left" style:writing-mode="page"/>
    </style:style>
    <style:style style:name="Table1.A" style:family="table-column">
      <style:table-column-properties style:column-width="1.9167in"/>
    </style:style>
    <style:style style:name="Table1.B" style:family="table-column">
      <style:table-column-properties style:column-width="4.5826in"/>
    </style:style>
    <style:style style:name="Table1.1" style:family="table-row">
      <style:table-row-properties style:min-row-height="1.6868in" fo:keep-together="auto"/>
    </style:style>
    <style:style style:name="Table1.A1" style:family="table-cell">
      <style:table-cell-properties style:vertical-align="" fo:background-color="transparent" fo:padding="0.0694in" fo:border="1pt solid #000000">
        <style:background-image/>
      </style:table-cell-properties>
    </style:style>
    <style:style style:name="P1" style:family="paragraph" style:parent-style-name="Heading_20_2" style:master-page-name="Standard">
      <style:paragraph-properties fo:text-align="center" style:justify-single-word="false" style:page-number="1"/>
    </style:style>
    <style:style style:name="P2"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3" style:family="paragraph" style:parent-style-name="normal" style:list-style-name="WWNum1">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4" style:family="paragraph" style:parent-style-name="normal" style:list-style-name="WWNum3">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5" style:family="paragraph" style:parent-style-name="normal" style:list-style-name="WWNum2">
      <loext:graphic-properties draw:fill="none" draw:fill-color="#ffffff"/>
      <style:paragraph-properties fo:margin-left="0.5in" fo:margin-right="0in" fo:margin-top="0in" fo:margin-bottom="0in" style:contextual-spacing="false" fo:line-height="100%" fo:text-align="start" style:justify-single-word="false" fo:keep-together="auto" fo:orphans="0" fo:widows="0" fo:text-indent="-0.25in" style:auto-text-indent="false" fo:background-color="transparent" fo:padding="0in" fo:border="none" style:shadow="none" fo:keep-with-next="auto" style:join-border="false"/>
    </style:style>
    <style:style style:name="P6" style:family="paragraph" style:parent-style-name="normal">
      <style:text-properties officeooo:rsid="001c3e63" officeooo:paragraph-rsid="001c3e63"/>
    </style:style>
    <style:style style:name="P7" style:family="paragraph">
      <loext:graphic-properties draw:fill="solid" draw:fill-color="#a0a0a0"/>
      <style:paragraph-properties fo:text-align="center"/>
    </style:style>
    <style:style style:name="T1" style:family="text">
      <style:text-properties style:font-name="Google Sans" fo:font-weight="bold" style:font-name-asian="Google Sans1" style:font-weight-asian="bold" style:font-name-complex="Google Sans1"/>
    </style:style>
    <style:style style:name="T2" style:family="text">
      <style:text-properties style:font-name="Google Sans" fo:font-size="14pt" fo:font-weight="bold" style:font-name-asian="Google Sans1" style:font-size-asian="14pt" style:font-weight-asian="bold" style:font-name-complex="Google Sans1" style:font-size-complex="14pt"/>
    </style:style>
    <style:style style:name="T3" style:family="text">
      <style:text-properties style:font-name="Google Sans" style:font-name-asian="Google Sans1" style:font-name-complex="Google Sans1"/>
    </style:style>
    <style:style style:name="T4" style:family="text">
      <style:text-properties style:font-name="Google Sans" fo:font-style="italic" style:font-name-asian="Google Sans1" style:font-style-asian="italic" style:font-name-complex="Google Sans1"/>
    </style:style>
    <style:style style:name="gr1" style:family="graphic">
      <style:graphic-properties draw:stroke="none" svg:stroke-width="0in" draw:fill="solid" draw:fill-color="#a0a0a0"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yxwy7jae7omi"/><text:span text:style-name="T1">Parking lot USB exercise</text:span></text:p>
      <text:p text:style-name="normal"><draw:rect text:anchor-type="as-char" style:rel-width="100%" draw:z-index="0" draw:style-name="gr1" draw:text-style-name="P7" svg:width="6.5004in" svg:height="0.0213in"><text:p/></draw:rect></text:p>
      <text:p text:style-name="normal"/>
      <table:table table:name="Table1" table:style-name="Table1">
        <table:table-column table:style-name="Table1.A"/>
        <table:table-column table:style-name="Table1.B"/>
        <table:table-row table:style-name="Table1.1">
          <table:table-cell table:style-name="Table1.A1" office:value-type="string">
            <text:p text:style-name="P2" loext:marker-style-name="T2"><text:span text:style-name="T2">Contents</text:span><text:span text:style-name="T2"/></text:p>
          </table:table-cell>
          <table:table-cell table:style-name="Table1.A1" office:value-type="string">
            <text:p text:style-name="P2" loext:marker-style-name="T3"><text:span text:style-name="T3">Write </text:span><text:span text:style-name="T1">2-3 sentences</text:span><text:span text:style-name="T3"> about the types of information found on this device.</text:span></text:p>
            <text:list text:style-name="WWNum1">
              <text:list-item>
                <text:p text:style-name="P3" loext:marker-style-name="T4"><text:span text:style-name="T4">Are there files that can contain PII?</text:span><text:span text:style-name="T4"/></text:p>
              </text:list-item>
              <text:list-item>
                <text:p text:style-name="P3" loext:marker-style-name="T4"><text:span text:style-name="T4">Are there sensitive work files?</text:span><text:span text:style-name="T4"/></text:p>
              </text:list-item>
              <text:list-item>
                <text:p text:style-name="P3" loext:marker-style-name="T4"><text:span text:style-name="T4">Is it safe to store personal files with work files?</text:span><text:span text:style-name="T4"/></text:p>
              </text:list-item>
            </text:list>
          </table:table-cell>
        </table:table-row>
        <table:table-row table:style-name="Table1.1">
          <table:table-cell table:style-name="Table1.A1" office:value-type="string">
            <text:p text:style-name="P2" loext:marker-style-name="T2"><text:span text:style-name="T2">Attacker mindset</text:span><text:span text:style-name="T2"/></text:p>
          </table:table-cell>
          <table:table-cell table:style-name="Table1.A1" office:value-type="string">
            <text:p text:style-name="P2" loext:marker-style-name="T3"><text:span text:style-name="T3">Write </text:span><text:span text:style-name="T1">2-3 sentences</text:span><text:span text:style-name="T3"> about how this information could be used against Jorge or the hospital.</text:span></text:p>
            <text:list text:style-name="WWNum3">
              <text:list-item>
                <text:p text:style-name="P4" loext:marker-style-name="T4"><text:span text:style-name="T4">Could the information be used against other employees?</text:span><text:span text:style-name="T4"/></text:p>
              </text:list-item>
              <text:list-item>
                <text:p text:style-name="P4" loext:marker-style-name="T4"><text:span text:style-name="T4">Could the information be used against relatives?</text:span><text:span text:style-name="T4"/></text:p>
              </text:list-item>
              <text:list-item>
                <text:p text:style-name="P4" loext:marker-style-name="T4"><text:span text:style-name="T4">Could the information provide access to the business?</text:span><text:span text:style-name="T4"/></text:p>
              </text:list-item>
            </text:list>
          </table:table-cell>
        </table:table-row>
        <table:table-row table:style-name="Table1.1">
          <table:table-cell table:style-name="Table1.A1" office:value-type="string">
            <text:p text:style-name="P2" loext:marker-style-name="T2"><text:span text:style-name="T2">Risk analysis</text:span><text:span text:style-name="T2"/></text:p>
          </table:table-cell>
          <table:table-cell table:style-name="Table1.A1" office:value-type="string">
            <text:p text:style-name="P2" loext:marker-style-name="T3"><text:span text:style-name="T3">Write </text:span><text:span text:style-name="T1">3 or 4 sentences </text:span><text:span text:style-name="T3">describing technical, operational, or managerial controls that could mitigate these types of attacks:</text:span></text:p>
            <text:list text:style-name="WWNum2">
              <text:list-item>
                <text:p text:style-name="P5" loext:marker-style-name="T4"><text:span text:style-name="T4">What types of malicious software could be hidden on these devices? What could have happened if the device were infected and discovered by another employee?</text:span><text:span text:style-name="T4"/></text:p>
              </text:list-item>
              <text:list-item>
                <text:p text:style-name="P5" loext:marker-style-name="T4"><text:span text:style-name="T4">What sensitive information could a threat actor find on a device like this?</text:span><text:span text:style-name="T4"/></text:p>
              </text:list-item>
              <text:list-item>
                <text:p text:style-name="P5" loext:marker-style-name="T4"><text:span text:style-name="T4">How might that information be used against an individual or an organization?</text:span><text:span text:style-name="T4"/></text:p>
              </text:list-item>
            </text:list>
          </table: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6"><text:soft-page-break/>1.</text:p>
      <text:p text:style-name="P6">The files that contain PII are any resumes or any documents containing anything about the users, ex: hire letter, vacation ideas (might contain addresses for family members), shift schedules, employee budgets, wedding list, and a resume. Also there is a file containing pictures of dogs, users license plate or locations COULD be found.</text:p>
      <text:p text:style-name="P6"/>
      <text:p text:style-name="P6">They’re sensitive work files, such as one containing employee budges, a hire letter, and a resume. </text:p>
      <text:p text:style-name="P6"/>
      <text:p text:style-name="P6">It is not safe to store personal files with work files, because the work files could be under a NDA, and which should be encrypted.</text:p>
      <text:p text:style-name="P6"/>
      <text:p text:style-name="P6">2.</text:p>
      <text:p text:style-name="P6">How this information can be used against George or the hospital is that the employee Budgets could be held under a NDA, which is caused it to be leaked. A hire letter is on there which could show information about the hire people shouldn’t know about, shift schedules which could also be under an NDA.</text:p>
      <text:p text:style-name="P6"/>
      <text:p text:style-name="P6">This information could be used against relatives depending what PII are on them, which could be in a wedding list or vacation ideas. Also anyone referenced under the resume could be subject to attack.</text:p>
      <text:p text:style-name="P6"/>
      <text:p text:style-name="P6">This information shouldn’t be able to provide access to a business, unless if there are any confidential links in the documents.</text:p>
      <text:p text:style-name="P6"/>
      <text:p text:style-name="P6">3.</text:p>
      <text:p text:style-name="P6">Malicious software could be hidden on the drive, and George could not be real, because almost any flash drive may be able to run an executable which could harm the recipient.</text:p>
      <text:p text:style-name="P6"/>
      <text:p text:style-name="P6">Sensitive information includes: Employee data, and links to people. Also information where George could be.</text:p>
      <text:p text:style-name="P6"/>
      <text:p text:style-name="P6">Information could be used to harm people linked to the files, could be used against the hospital to find where they work, and when they work to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16T12:23:33.058296095</dc:date>
    <meta:editing-duration>PT15S</meta:editing-duration>
    <meta:editing-cycles>1</meta:editing-cycles>
    <meta:document-statistic meta:table-count="1" meta:image-count="0" meta:object-count="0" meta:page-count="2" meta:paragraph-count="29" meta:word-count="438" meta:character-count="2564" meta:non-whitespace-character-count="2162"/>
    <meta:generator>LibreOffice/24.2.7.2$Linux_X86_64 LibreOffice_project/420$Build-2</meta:generator>
  </office:meta>
</office:document-meta>
</file>